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455208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7.3037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3.01625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2.91041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_threa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72035947" table:style-name="ce1">
            <table:cell-range-source table:name="aggregate" table:last-column-spanned="1" table:last-row-spanned="10" xlink:href="/Users/o.leombruni/Local_Docs/PersonalDev/logs/logs/ff_v2/0/aggregate.csv"/>
            <text:p>72035947</text:p>
          </table:table-cell>
          <table:table-cell table:number-columns-repeated="16383" table:style-name="ce1"/>
        </table:table-row>
        <table:table-row table:style-name="ro1">
          <table:table-cell office:value-type="float" office:value="72172258" table:style-name="ce1">
            <text:p>72172258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75831208" table:formula="of:=MAX($$aggregate_1)" table:style-name="ce1">
            <text:p>75831208</text:p>
          </table:table-cell>
          <table:table-cell table:number-columns-repeated="16380"/>
        </table:table-row>
        <table:table-row table:style-name="ro1">
          <table:table-cell office:value-type="float" office:value="71970900" table:style-name="ce1">
            <text:p>71970900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71970900" table:formula="of:=MIN($$aggregate_1)" table:style-name="ce1">
            <text:p>71970900</text:p>
          </table:table-cell>
          <table:table-cell table:number-columns-repeated="16380"/>
        </table:table-row>
        <table:table-row table:style-name="ro1">
          <table:table-cell office:value-type="float" office:value="73583939" table:style-name="ce1">
            <text:p>73583939</text:p>
          </table:table-cell>
          <table:table-cell table:number-columns-repeated="16383" table:style-name="ce1"/>
        </table:table-row>
        <table:table-row table:style-name="ro1">
          <table:table-cell office:value-type="float" office:value="72042145" table:style-name="ce1">
            <text:p>72042145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580332013" table:formula="of:=(SUM($$aggregate_1) - SUM([.D2:.D3]))" table:style-name="ce1">
            <text:p>580332013</text:p>
          </table:table-cell>
          <table:table-cell table:number-columns-repeated="16380"/>
        </table:table-row>
        <table:table-row table:style-name="ro1">
          <table:table-cell office:value-type="float" office:value="75831208" table:style-name="ce1">
            <text:p>7583120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2541501.625" table:formula="of:=[.D5]/8" table:style-name="ce2">
            <text:p>72541502</text:p>
          </table:table-cell>
          <table:table-cell table:number-columns-repeated="16380"/>
        </table:table-row>
        <table:table-row table:style-name="ro1">
          <table:table-cell office:value-type="float" office:value="72260507" table:style-name="ce1">
            <text:p>72260507</text:p>
          </table:table-cell>
          <table:table-cell table:number-columns-repeated="16383" table:style-name="ce1"/>
        </table:table-row>
        <table:table-row table:style-name="ro1">
          <table:table-cell office:value-type="float" office:value="72044403" table:style-name="ce1">
            <text:p>72044403</text:p>
          </table:table-cell>
          <table:table-cell table:number-columns-repeated="16383" table:style-name="ce1"/>
        </table:table-row>
        <table:table-row table:style-name="ro1">
          <table:table-cell office:value-type="float" office:value="72302886" table:style-name="ce1">
            <text:p>72302886</text:p>
          </table:table-cell>
          <table:table-cell table:number-columns-repeated="16383" table:style-name="ce1"/>
        </table:table-row>
        <table:table-row table:style-name="ro1">
          <table:table-cell office:value-type="float" office:value="73889928" table:style-name="ce1">
            <text:p>73889928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0_threads.$A$1:0_threads.$A$10" table:base-cell-address="0_threads.$A$1"/>
        </table:named-expressions>
      </table:table>
      <table:table table:name="1_thread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285849207" table:style-name="ce1">
            <table:cell-range-source table:name="aggregate1" table:last-column-spanned="1" table:last-row-spanned="10" xlink:href="/Users/o.leombruni/Local_Docs/PersonalDev/logs/logs/ff_v2/1/aggregate.csv"/>
            <text:p>285849207</text:p>
          </table:table-cell>
          <table:table-cell table:number-columns-repeated="16383" table:style-name="ce1"/>
        </table:table-row>
        <table:table-row table:style-name="ro1">
          <table:table-cell office:value-type="float" office:value="217578683" table:style-name="ce1">
            <text:p>217578683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290489509" table:formula="of:=MAX($$de)" table:style-name="ce1">
            <text:p>290489509</text:p>
          </table:table-cell>
          <table:table-cell table:number-columns-repeated="16380"/>
        </table:table-row>
        <table:table-row table:style-name="ro1">
          <table:table-cell office:value-type="float" office:value="290489509" table:style-name="ce1">
            <text:p>290489509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81245387" table:formula="of:=MIN($$de)" table:style-name="ce1">
            <text:p>181245387</text:p>
          </table:table-cell>
          <table:table-cell table:number-columns-repeated="16380"/>
        </table:table-row>
        <table:table-row table:style-name="ro1">
          <table:table-cell office:value-type="float" office:value="181245387" table:style-name="ce1">
            <text:p>181245387</text:p>
          </table:table-cell>
          <table:table-cell table:number-columns-repeated="16383" table:style-name="ce1"/>
        </table:table-row>
        <table:table-row table:style-name="ro1">
          <table:table-cell office:value-type="float" office:value="217733987" table:style-name="ce1">
            <text:p>217733987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799972322" table:formula="of:=(SUM($$de) - SUM([.D2:.D3]))" table:style-name="ce1">
            <text:p>1799972322</text:p>
          </table:table-cell>
          <table:table-cell table:number-columns-repeated="16380"/>
        </table:table-row>
        <table:table-row table:style-name="ro1">
          <table:table-cell office:value-type="float" office:value="208822360" table:style-name="ce1">
            <text:p>20882236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24996540.25" table:formula="of:=[.D5]/8" table:style-name="ce2">
            <text:p>224996540</text:p>
          </table:table-cell>
          <table:table-cell table:number-columns-repeated="16380"/>
        </table:table-row>
        <table:table-row table:style-name="ro1">
          <table:table-cell office:value-type="float" office:value="217474272" table:style-name="ce1">
            <text:p>217474272</text:p>
          </table:table-cell>
          <table:table-cell table:number-columns-repeated="16383" table:style-name="ce1"/>
        </table:table-row>
        <table:table-row table:style-name="ro1">
          <table:table-cell office:value-type="float" office:value="217610190" table:style-name="ce1">
            <text:p>217610190</text:p>
          </table:table-cell>
          <table:table-cell table:number-columns-repeated="16383" table:style-name="ce1"/>
        </table:table-row>
        <table:table-row table:style-name="ro1">
          <table:table-cell office:value-type="float" office:value="217541597" table:style-name="ce1">
            <text:p>217541597</text:p>
          </table:table-cell>
          <table:table-cell table:number-columns-repeated="16383" table:style-name="ce1"/>
        </table:table-row>
        <table:table-row table:style-name="ro1">
          <table:table-cell office:value-type="float" office:value="217362026" table:style-name="ce1">
            <text:p>217362026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1_thread.$A$1:1_thread.$A$10" table:base-cell-address="1_thread.$A$1"/>
        </table:named-expressions>
      </table:table>
      <table:table table:name="2_threads" table:style-name="ta2">
        <table:table-column table:style-name="co4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18391269" table:style-name="ce1">
            <table:cell-range-source table:name="aggregate2" table:last-column-spanned="1" table:last-row-spanned="10" xlink:href="/Users/o.leombruni/Local_Docs/PersonalDev/logs/logs/ff_v2/2/aggregate.csv"/>
            <text:p>118391269</text:p>
          </table:table-cell>
          <table:table-cell table:number-columns-repeated="16383" table:style-name="ce1"/>
        </table:table-row>
        <table:table-row table:style-name="ro1">
          <table:table-cell office:value-type="float" office:value="108671086" table:style-name="ce1">
            <text:p>108671086</text:p>
          </table:table-cell>
          <table:table-cell table:style-name="ce1"/>
          <table:table-cell office:value-type="string" table:style-name="ce1">
            <text:p>Maximum1</text:p>
          </table:table-cell>
          <table:table-cell office:value-type="float" office:value="118391269" table:formula="of:=MAX($$de_de)" table:style-name="ce1">
            <text:p>118391269</text:p>
          </table:table-cell>
          <table:table-cell table:number-columns-repeated="16380"/>
        </table:table-row>
        <table:table-row table:style-name="ro1">
          <table:table-cell office:value-type="float" office:value="108714778" table:style-name="ce1">
            <text:p>108714778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04948552" table:formula="of:=MIN($$aggregate)" table:style-name="ce1">
            <text:p>104948552</text:p>
          </table:table-cell>
          <table:table-cell table:number-columns-repeated="16380"/>
        </table:table-row>
        <table:table-row table:style-name="ro1">
          <table:table-cell office:value-type="float" office:value="108776307" table:style-name="ce1">
            <text:p>108776307</text:p>
          </table:table-cell>
          <table:table-cell table:number-columns-repeated="16383" table:style-name="ce1"/>
        </table:table-row>
        <table:table-row table:style-name="ro1">
          <table:table-cell office:value-type="float" office:value="108920727" table:style-name="ce1">
            <text:p>108920727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869692058" table:formula="of:=(SUM($$de_de) - SUM([.D2:.D3]))" table:style-name="ce1">
            <text:p>869692058</text:p>
          </table:table-cell>
          <table:table-cell table:number-columns-repeated="16380"/>
        </table:table-row>
        <table:table-row table:style-name="ro1">
          <table:table-cell office:value-type="float" office:value="108729388" table:style-name="ce1">
            <text:p>10872938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08711507.25" table:formula="of:=[.D5]/8" table:style-name="ce2">
            <text:p>108711507</text:p>
          </table:table-cell>
          <table:table-cell table:number-columns-repeated="16380"/>
        </table:table-row>
        <table:table-row table:style-name="ro1">
          <table:table-cell office:value-type="float" office:value="108570994" table:style-name="ce1">
            <text:p>108570994</text:p>
          </table:table-cell>
          <table:table-cell table:number-columns-repeated="16383" table:style-name="ce1"/>
        </table:table-row>
        <table:table-row table:style-name="ro1">
          <table:table-cell office:value-type="float" office:value="108705129" table:style-name="ce1">
            <text:p>108705129</text:p>
          </table:table-cell>
          <table:table-cell table:number-columns-repeated="16383" table:style-name="ce1"/>
        </table:table-row>
        <table:table-row table:style-name="ro1">
          <table:table-cell office:value-type="float" office:value="104948552" table:style-name="ce1">
            <text:p>104948552</text:p>
          </table:table-cell>
          <table:table-cell table:number-columns-repeated="16383" table:style-name="ce1"/>
        </table:table-row>
        <table:table-row table:style-name="ro1">
          <table:table-cell office:value-type="float" office:value="108603649" table:style-name="ce1">
            <text:p>108603649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2_threads.$A$1:2_threads.$A$10" table:base-cell-address="2_threads.$A$1"/>
          <table:named-range table:name="aggregate_1" table:cell-range-address="2_threads.$A$1:2_threads.$A$10" table:base-cell-address="2_threads.$A$1"/>
        </table:named-expressions>
      </table:table>
      <table:table table:name="4_threads" table:style-name="ta2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54085918" table:style-name="ce1">
            <table:cell-range-source table:name="aggregate3" table:last-column-spanned="1" table:last-row-spanned="10" xlink:href="/Users/o.leombruni/Local_Docs/PersonalDev/logs/logs/ff_v2/4/aggregate.csv"/>
            <text:p>54085918</text:p>
          </table:table-cell>
          <table:table-cell table:number-columns-repeated="16383" table:style-name="ce1"/>
        </table:table-row>
        <table:table-row table:style-name="ro1">
          <table:table-cell office:value-type="float" office:value="54337720" table:style-name="ce1">
            <text:p>54337720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54452622" table:formula="of:=MAX($$aggregate)" table:style-name="ce1">
            <text:p>54452622</text:p>
          </table:table-cell>
          <table:table-cell table:number-columns-repeated="16380"/>
        </table:table-row>
        <table:table-row table:style-name="ro1">
          <table:table-cell office:value-type="float" office:value="54420466" table:style-name="ce1">
            <text:p>54420466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51326332" table:formula="of:=MIN($$aggregate)" table:style-name="ce1">
            <text:p>51326332</text:p>
          </table:table-cell>
          <table:table-cell table:number-columns-repeated="16380"/>
        </table:table-row>
        <table:table-row table:style-name="ro1">
          <table:table-cell office:value-type="float" office:value="54360192" table:style-name="ce1">
            <text:p>54360192</text:p>
          </table:table-cell>
          <table:table-cell table:number-columns-repeated="16383" table:style-name="ce1"/>
        </table:table-row>
        <table:table-row table:style-name="ro1">
          <table:table-cell office:value-type="float" office:value="54400218" table:style-name="ce1">
            <text:p>5440021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434714196" table:formula="of:=(SUM($$aggregate) - SUM([.D2:.D3]))" table:style-name="ce1">
            <text:p>434714196</text:p>
          </table:table-cell>
          <table:table-cell table:number-columns-repeated="16380"/>
        </table:table-row>
        <table:table-row table:style-name="ro1">
          <table:table-cell office:value-type="float" office:value="54360460" table:style-name="ce1">
            <text:p>5436046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4339274.5" table:formula="of:=[.D5]/8" table:style-name="ce2">
            <text:p>54339275</text:p>
          </table:table-cell>
          <table:table-cell table:number-columns-repeated="16380"/>
        </table:table-row>
        <table:table-row table:style-name="ro1">
          <table:table-cell office:value-type="float" office:value="54387086" table:style-name="ce1">
            <text:p>54387086</text:p>
          </table:table-cell>
          <table:table-cell table:number-columns-repeated="16383" table:style-name="ce1"/>
        </table:table-row>
        <table:table-row table:style-name="ro1">
          <table:table-cell office:value-type="float" office:value="54452622" table:style-name="ce1">
            <text:p>54452622</text:p>
          </table:table-cell>
          <table:table-cell table:number-columns-repeated="16383" table:style-name="ce1"/>
        </table:table-row>
        <table:table-row table:style-name="ro1">
          <table:table-cell office:value-type="float" office:value="54362136" table:style-name="ce1">
            <text:p>54362136</text:p>
          </table:table-cell>
          <table:table-cell table:number-columns-repeated="16383" table:style-name="ce1"/>
        </table:table-row>
        <table:table-row table:style-name="ro1">
          <table:table-cell office:value-type="float" office:value="51326332" table:style-name="ce1">
            <text:p>5132633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4_threads.$A$1:4_threads.$A$10" table:base-cell-address="4_threads.$A$1"/>
        </table:named-expressions>
      </table:table>
      <table:table table:name="8_threads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27227332" table:style-name="ce1">
            <table:cell-range-source table:name="aggregate4" table:last-column-spanned="1" table:last-row-spanned="10" xlink:href="/Users/o.leombruni/Local_Docs/PersonalDev/logs/logs/ff_v2/8/aggregate.csv"/>
            <text:p>27227332</text:p>
          </table:table-cell>
          <table:table-cell table:number-columns-repeated="16383" table:style-name="ce1"/>
        </table:table-row>
        <table:table-row table:style-name="ro1">
          <table:table-cell office:value-type="float" office:value="27218023" table:style-name="ce1">
            <text:p>27218023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27285535" table:formula="of:=MAX($$aggregate)" table:style-name="ce1">
            <text:p>27285535</text:p>
          </table:table-cell>
          <table:table-cell table:number-columns-repeated="16380"/>
        </table:table-row>
        <table:table-row table:style-name="ro1">
          <table:table-cell office:value-type="float" office:value="27236743" table:style-name="ce1">
            <text:p>27236743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27198107" table:formula="of:=MIN($$aggregate)" table:style-name="ce1">
            <text:p>27198107</text:p>
          </table:table-cell>
          <table:table-cell table:number-columns-repeated="16380"/>
        </table:table-row>
        <table:table-row table:style-name="ro1">
          <table:table-cell office:value-type="float" office:value="27231635" table:style-name="ce1">
            <text:p>27231635</text:p>
          </table:table-cell>
          <table:table-cell table:number-columns-repeated="16383" table:style-name="ce1"/>
        </table:table-row>
        <table:table-row table:style-name="ro1">
          <table:table-cell office:value-type="float" office:value="27258418" table:style-name="ce1">
            <text:p>2725841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17863961" table:formula="of:=(SUM($$aggregate) - SUM([.D2:.D3]))" table:style-name="ce1">
            <text:p>217863961</text:p>
          </table:table-cell>
          <table:table-cell table:number-columns-repeated="16380"/>
        </table:table-row>
        <table:table-row table:style-name="ro1">
          <table:table-cell office:value-type="float" office:value="27198107" table:style-name="ce1">
            <text:p>27198107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7232995.125" table:formula="of:=[.D5]/8" table:style-name="ce2">
            <text:p>27232995</text:p>
          </table:table-cell>
          <table:table-cell table:number-columns-repeated="16380"/>
        </table:table-row>
        <table:table-row table:style-name="ro1">
          <table:table-cell office:value-type="float" office:value="27218838" table:style-name="ce1">
            <text:p>27218838</text:p>
          </table:table-cell>
          <table:table-cell table:number-columns-repeated="16383" table:style-name="ce1"/>
        </table:table-row>
        <table:table-row table:style-name="ro1">
          <table:table-cell office:value-type="float" office:value="27243148" table:style-name="ce1">
            <text:p>27243148</text:p>
          </table:table-cell>
          <table:table-cell table:number-columns-repeated="16383" table:style-name="ce1"/>
        </table:table-row>
        <table:table-row table:style-name="ro1">
          <table:table-cell office:value-type="float" office:value="27229824" table:style-name="ce1">
            <text:p>27229824</text:p>
          </table:table-cell>
          <table:table-cell table:number-columns-repeated="16383" table:style-name="ce1"/>
        </table:table-row>
        <table:table-row table:style-name="ro1">
          <table:table-cell office:value-type="float" office:value="27285535" table:style-name="ce1">
            <text:p>27285535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8_threads.$A$1:8_threads.$A$10" table:base-cell-address="8_threads.$A$1"/>
          <table:named-range table:name="aggregate_1" table:cell-range-address="8_threads.$A$1:8_threads.$A$10" table:base-cell-address="8_threads.$A$1"/>
        </table:named-expressions>
      </table:table>
      <table:table table:name="16_threads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13677437" table:style-name="ce1">
            <table:cell-range-source table:name="aggregate5" table:last-column-spanned="1" table:last-row-spanned="10" xlink:href="/Users/o.leombruni/Local_Docs/PersonalDev/logs/logs/ff_v2/16/aggregate.csv"/>
            <text:p>13677437</text:p>
          </table:table-cell>
          <table:table-cell table:number-columns-repeated="16383" table:style-name="ce1"/>
        </table:table-row>
        <table:table-row table:style-name="ro1">
          <table:table-cell office:value-type="float" office:value="13666257" table:style-name="ce1">
            <text:p>13666257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13785569" table:formula="of:=MAX($$aggregate)" table:style-name="ce1">
            <text:p>13785569</text:p>
          </table:table-cell>
          <table:table-cell table:number-columns-repeated="16380"/>
        </table:table-row>
        <table:table-row table:style-name="ro1">
          <table:table-cell office:value-type="float" office:value="13701407" table:style-name="ce1">
            <text:p>13701407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3660253" table:formula="of:=MIN($$aggregate)" table:style-name="ce1">
            <text:p>13660253</text:p>
          </table:table-cell>
          <table:table-cell table:number-columns-repeated="16380"/>
        </table:table-row>
        <table:table-row table:style-name="ro1">
          <table:table-cell office:value-type="float" office:value="13663964" table:style-name="ce1">
            <text:p>13663964</text:p>
          </table:table-cell>
          <table:table-cell table:number-columns-repeated="16383" table:style-name="ce1"/>
        </table:table-row>
        <table:table-row table:style-name="ro1">
          <table:table-cell office:value-type="float" office:value="13668498" table:style-name="ce1">
            <text:p>1366849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09391448" table:formula="of:=(SUM($$aggregate) - SUM([.D2:.D3]))" table:style-name="ce1">
            <text:p>109391448</text:p>
          </table:table-cell>
          <table:table-cell table:number-columns-repeated="16380"/>
        </table:table-row>
        <table:table-row table:style-name="ro1">
          <table:table-cell office:value-type="float" office:value="13668156" table:style-name="ce1">
            <text:p>1366815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3673931" table:formula="of:=[.D5]/8" table:style-name="ce2">
            <text:p>13673931</text:p>
          </table:table-cell>
          <table:table-cell table:number-columns-repeated="16380"/>
        </table:table-row>
        <table:table-row table:style-name="ro1">
          <table:table-cell office:value-type="float" office:value="13677707" table:style-name="ce1">
            <text:p>13677707</text:p>
          </table:table-cell>
          <table:table-cell table:number-columns-repeated="16383" table:style-name="ce1"/>
        </table:table-row>
        <table:table-row table:style-name="ro1">
          <table:table-cell office:value-type="float" office:value="13785569" table:style-name="ce1">
            <text:p>13785569</text:p>
          </table:table-cell>
          <table:table-cell table:number-columns-repeated="16383" table:style-name="ce1"/>
        </table:table-row>
        <table:table-row table:style-name="ro1">
          <table:table-cell office:value-type="float" office:value="13660253" table:style-name="ce1">
            <text:p>13660253</text:p>
          </table:table-cell>
          <table:table-cell table:number-columns-repeated="16383" table:style-name="ce1"/>
        </table:table-row>
        <table:table-row table:style-name="ro1">
          <table:table-cell office:value-type="float" office:value="13668022" table:style-name="ce1">
            <text:p>1366802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6_threads.$A$1:16_threads.$A$10" table:base-cell-address="16_threads.$A$1"/>
          <table:named-range table:name="aggregate_1" table:cell-range-address="16_threads.$A$1:16_threads.$A$10" table:base-cell-address="16_threads.$A$1"/>
        </table:named-expressions>
      </table:table>
      <table:table table:name="32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8101432" table:style-name="ce1">
            <table:cell-range-source table:name="aggregate6" table:last-column-spanned="1" table:last-row-spanned="10" xlink:href="/Users/o.leombruni/Local_Docs/PersonalDev/logs/logs/ff_v2/32/aggregate.csv"/>
            <text:p>8101432</text:p>
          </table:table-cell>
          <table:table-cell table:number-columns-repeated="16383" table:style-name="ce1"/>
        </table:table-row>
        <table:table-row table:style-name="ro1">
          <table:table-cell office:value-type="float" office:value="8108228" table:style-name="ce1">
            <text:p>8108228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8181801" table:formula="of:=MAX($$aggregate)" table:style-name="ce1">
            <text:p>8181801</text:p>
          </table:table-cell>
          <table:table-cell table:number-columns-repeated="16380"/>
        </table:table-row>
        <table:table-row table:style-name="ro1">
          <table:table-cell office:value-type="float" office:value="8160102" table:style-name="ce1">
            <text:p>8160102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8101432" table:formula="of:=MIN($$aggregate)" table:style-name="ce1">
            <text:p>8101432</text:p>
          </table:table-cell>
          <table:table-cell table:number-columns-repeated="16380"/>
        </table:table-row>
        <table:table-row table:style-name="ro1">
          <table:table-cell office:value-type="float" office:value="8181801" table:style-name="ce1">
            <text:p>8181801</text:p>
          </table:table-cell>
          <table:table-cell table:number-columns-repeated="16383" table:style-name="ce1"/>
        </table:table-row>
        <table:table-row table:style-name="ro1">
          <table:table-cell office:value-type="float" office:value="8131038" table:style-name="ce1">
            <text:p>813103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65014737" table:formula="of:=(SUM($$aggregate) - SUM([.D2:.D3]))" table:style-name="ce1">
            <text:p>65014737</text:p>
          </table:table-cell>
          <table:table-cell table:number-columns-repeated="16380"/>
        </table:table-row>
        <table:table-row table:style-name="ro1">
          <table:table-cell office:value-type="float" office:value="8104313" table:style-name="ce1">
            <text:p>810431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8126842.125" table:formula="of:=[.D5]/8" table:style-name="ce2">
            <text:p>8126842</text:p>
          </table:table-cell>
          <table:table-cell table:number-columns-repeated="16380"/>
        </table:table-row>
        <table:table-row table:style-name="ro1">
          <table:table-cell office:value-type="float" office:value="8163307" table:style-name="ce1">
            <text:p>8163307</text:p>
          </table:table-cell>
          <table:table-cell table:number-columns-repeated="16383" table:style-name="ce1"/>
        </table:table-row>
        <table:table-row table:style-name="ro1">
          <table:table-cell office:value-type="float" office:value="8108938" table:style-name="ce1">
            <text:p>8108938</text:p>
          </table:table-cell>
          <table:table-cell table:number-columns-repeated="16383" table:style-name="ce1"/>
        </table:table-row>
        <table:table-row table:style-name="ro1">
          <table:table-cell office:value-type="float" office:value="8116555" table:style-name="ce1">
            <text:p>8116555</text:p>
          </table:table-cell>
          <table:table-cell table:number-columns-repeated="16383" table:style-name="ce1"/>
        </table:table-row>
        <table:table-row table:style-name="ro1">
          <table:table-cell office:value-type="float" office:value="8122256" table:style-name="ce1">
            <text:p>8122256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32_threads.$A$1:32_threads.$A$10" table:base-cell-address="32_threads.$A$1"/>
          <table:named-range table:name="aggregate_1" table:cell-range-address="32_threads.$A$1:32_threads.$A$10" table:base-cell-address="32_threads.$A$1"/>
        </table:named-expressions>
      </table:table>
      <table:table table:name="64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4923770" table:style-name="ce1">
            <table:cell-range-source table:name="aggregate7" table:last-column-spanned="1" table:last-row-spanned="10" xlink:href="/Users/o.leombruni/Local_Docs/PersonalDev/logs/logs/ff_v2/64/aggregate.csv"/>
            <text:p>4923770</text:p>
          </table:table-cell>
          <table:table-cell table:number-columns-repeated="16383" table:style-name="ce1"/>
        </table:table-row>
        <table:table-row table:style-name="ro1">
          <table:table-cell office:value-type="float" office:value="4982397" table:style-name="ce1">
            <text:p>4982397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4982397" table:formula="of:=MAX($$aggregate)" table:style-name="ce1">
            <text:p>4982397</text:p>
          </table:table-cell>
          <table:table-cell table:number-columns-repeated="16380"/>
        </table:table-row>
        <table:table-row table:style-name="ro1">
          <table:table-cell office:value-type="float" office:value="4945383" table:style-name="ce1">
            <text:p>4945383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4704374" table:formula="of:=MIN($$aggregate)" table:style-name="ce1">
            <text:p>4704374</text:p>
          </table:table-cell>
          <table:table-cell table:number-columns-repeated="16380"/>
        </table:table-row>
        <table:table-row table:style-name="ro1">
          <table:table-cell office:value-type="float" office:value="4704374" table:style-name="ce1">
            <text:p>4704374</text:p>
          </table:table-cell>
          <table:table-cell table:number-columns-repeated="16383" table:style-name="ce1"/>
        </table:table-row>
        <table:table-row table:style-name="ro1">
          <table:table-cell office:value-type="float" office:value="4943388" table:style-name="ce1">
            <text:p>494338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39330906" table:formula="of:=(SUM($$aggregate) - SUM([.D2:.D3]))" table:style-name="ce1">
            <text:p>39330906</text:p>
          </table:table-cell>
          <table:table-cell table:number-columns-repeated="16380"/>
        </table:table-row>
        <table:table-row table:style-name="ro1">
          <table:table-cell office:value-type="float" office:value="4913398" table:style-name="ce1">
            <text:p>491339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916363.25" table:formula="of:=[.D5]/8" table:style-name="ce2">
            <text:p>4916363</text:p>
          </table:table-cell>
          <table:table-cell table:number-columns-repeated="16380"/>
        </table:table-row>
        <table:table-row table:style-name="ro1">
          <table:table-cell office:value-type="float" office:value="4870926" table:style-name="ce1">
            <text:p>4870926</text:p>
          </table:table-cell>
          <table:table-cell table:number-columns-repeated="16383" table:style-name="ce1"/>
        </table:table-row>
        <table:table-row table:style-name="ro1">
          <table:table-cell office:value-type="float" office:value="4944267" table:style-name="ce1">
            <text:p>4944267</text:p>
          </table:table-cell>
          <table:table-cell table:number-columns-repeated="16383" table:style-name="ce1"/>
        </table:table-row>
        <table:table-row table:style-name="ro1">
          <table:table-cell office:value-type="float" office:value="4910720" table:style-name="ce1">
            <text:p>4910720</text:p>
          </table:table-cell>
          <table:table-cell table:number-columns-repeated="16383" table:style-name="ce1"/>
        </table:table-row>
        <table:table-row table:style-name="ro1">
          <table:table-cell office:value-type="float" office:value="4879054" table:style-name="ce1">
            <text:p>4879054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64_threads.$A$1:64_threads.$A$10" table:base-cell-address="64_threads.$A$1"/>
          <table:named-range table:name="aggregate_1" table:cell-range-address="64_threads.$A$1:64_threads.$A$10" table:base-cell-address="64_threads.$A$1"/>
        </table:named-expressions>
      </table:table>
      <table:table table:name="128_threads" table:style-name="ta2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037689" table:style-name="ce1">
            <table:cell-range-source table:name="aggregate8" table:last-column-spanned="1" table:last-row-spanned="10" xlink:href="/Users/o.leombruni/Local_Docs/PersonalDev/logs/logs/ff_v2/128/aggregate.csv"/>
            <text:p>4037689</text:p>
          </table:table-cell>
          <table:table-cell table:number-columns-repeated="16383" table:style-name="ce1"/>
        </table:table-row>
        <table:table-row table:style-name="ro1">
          <table:table-cell office:value-type="float" office:value="4005969" table:style-name="ce1">
            <text:p>4005969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4081170" table:formula="of:=MAX($$aggregate)" table:style-name="ce1">
            <text:p>4081170</text:p>
          </table:table-cell>
          <table:table-cell table:number-columns-repeated="16380"/>
        </table:table-row>
        <table:table-row table:style-name="ro1">
          <table:table-cell office:value-type="float" office:value="4081170" table:style-name="ce1">
            <text:p>4081170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3921327" table:formula="of:=MIN($$aggregate)" table:style-name="ce1">
            <text:p>3921327</text:p>
          </table:table-cell>
          <table:table-cell table:number-columns-repeated="16380"/>
        </table:table-row>
        <table:table-row table:style-name="ro1">
          <table:table-cell office:value-type="float" office:value="3921327" table:style-name="ce1">
            <text:p>3921327</text:p>
          </table:table-cell>
          <table:table-cell table:number-columns-repeated="16383" table:style-name="ce1"/>
        </table:table-row>
        <table:table-row table:style-name="ro1">
          <table:table-cell office:value-type="float" office:value="3986778" table:style-name="ce1">
            <text:p>398677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32085386" table:formula="of:=(SUM($$aggregate) - SUM([.D2:.D3]))" table:style-name="ce1">
            <text:p>32085386</text:p>
          </table:table-cell>
          <table:table-cell table:number-columns-repeated="16380"/>
        </table:table-row>
        <table:table-row table:style-name="ro1">
          <table:table-cell office:value-type="float" office:value="4019729" table:style-name="ce1">
            <text:p>4019729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010673.25" table:formula="of:=[.D5]/8" table:style-name="ce2">
            <text:p>4010673</text:p>
          </table:table-cell>
          <table:table-cell table:number-columns-repeated="16380"/>
        </table:table-row>
        <table:table-row table:style-name="ro1">
          <table:table-cell office:value-type="float" office:value="4043541" table:style-name="ce1">
            <text:p>4043541</text:p>
          </table:table-cell>
          <table:table-cell table:number-columns-repeated="16383" table:style-name="ce1"/>
        </table:table-row>
        <table:table-row table:style-name="ro1">
          <table:table-cell office:value-type="float" office:value="3979806" table:style-name="ce1">
            <text:p>3979806</text:p>
          </table:table-cell>
          <table:table-cell table:number-columns-repeated="16383" table:style-name="ce1"/>
        </table:table-row>
        <table:table-row table:style-name="ro1">
          <table:table-cell office:value-type="float" office:value="3996181" table:style-name="ce1">
            <text:p>3996181</text:p>
          </table:table-cell>
          <table:table-cell table:number-columns-repeated="16383" table:style-name="ce1"/>
        </table:table-row>
        <table:table-row table:style-name="ro1">
          <table:table-cell office:value-type="float" office:value="4015693" table:style-name="ce1">
            <text:p>4015693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28_threads.$A$1:128_threads.$A$10" table:base-cell-address="128_threads.$A$1"/>
          <table:named-range table:name="aggregate_1" table:cell-range-address="128_threads.$A$1:128_threads.$A$10" table:base-cell-address="128_threads.$A$1"/>
        </table:named-expressions>
      </table:table>
      <table:table table:name="Performance" table:style-name="ta2">
        <table:table-column table:style-name="co2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reads</text:p>
          </table:table-cell>
          <table:table-cell office:value-type="string" table:style-name="ce1">
            <text:p>Time elapsed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Efficiency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72541501.625" table:formula="of:=['0_threads'.D6]" table:style-name="ce2">
            <text:p>7254150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24996540.25" table:formula="of:=['1_thread'.D6]" table:style-name="ce2">
            <text:p>224996540</text:p>
          </table:table-cell>
          <table:table-cell office:value-type="float" office:value="0.32241163150507601" table:formula="of:=[.C3]/[.C4]" table:style-name="ce1">
            <text:p>0,322411632</text:p>
          </table:table-cell>
          <table:table-cell office:value-type="float" office:value="1" table:formula="of:=[.C4]/[.C4]" table:style-name="ce1">
            <text:p>1</text:p>
          </table:table-cell>
          <table:table-cell office:value-type="float" office:value="0.32241163150507601" table:formula="of:=[.D4]/[.B4]" table:style-name="ce1">
            <text:p>0,3224116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formula="of:=[.B4]*2" table:style-name="ce1">
            <text:p>2</text:p>
          </table:table-cell>
          <table:table-cell office:value-type="float" office:value="108711507.25" table:formula="of:=['2_threads'.D6]" table:style-name="ce2">
            <text:p>108711507</text:p>
          </table:table-cell>
          <table:table-cell office:value-type="float" office:value="0.66728448036488797" table:formula="of:=[.C3]/[.C5]" table:style-name="ce1">
            <text:p>0,66728448</text:p>
          </table:table-cell>
          <table:table-cell office:value-type="float" office:value="2.0696662749103774" table:formula="of:=[.C4]/[.C5]" table:style-name="ce1">
            <text:p>2,069666275</text:p>
          </table:table-cell>
          <table:table-cell office:value-type="float" office:value="0.33364224018244398" table:formula="of:=[.D5]/[.B5]" table:style-name="ce1">
            <text:p>0,333642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formula="of:=[.B5]*2" table:style-name="ce1">
            <text:p>4</text:p>
          </table:table-cell>
          <table:table-cell office:value-type="float" office:value="54339274.5" table:formula="of:=['4_threads'.D6]" table:style-name="ce2">
            <text:p>54339275</text:p>
          </table:table-cell>
          <table:table-cell office:value-type="float" office:value="1.3349736869416613" table:formula="of:=[.C3]/[.C6]" table:style-name="ce1">
            <text:p>1,334973687</text:p>
          </table:table-cell>
          <table:table-cell office:value-type="float" office:value="4.1405878587871099" table:formula="of:=[.C4]/[.C6]" table:style-name="ce1">
            <text:p>4,140587859</text:p>
          </table:table-cell>
          <table:table-cell office:value-type="float" office:value="0.33374342173541532" table:formula="of:=[.D6]/[.B6]" table:style-name="ce1">
            <text:p>0,3337434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formula="of:=[.B6]*2" table:style-name="ce1">
            <text:p>8</text:p>
          </table:table-cell>
          <table:table-cell office:value-type="float" office:value="27232995.125" table:formula="of:=['8_threads'.D6]" table:style-name="ce2">
            <text:p>27232995</text:p>
          </table:table-cell>
          <table:table-cell office:value-type="float" office:value="2.663735710744743" table:formula="of:=[.C3]/[.C7]" table:style-name="ce1">
            <text:p>2,663735711</text:p>
          </table:table-cell>
          <table:table-cell office:value-type="float" office:value="8.2619094674405549" table:formula="of:=[.C4]/[.C7]" table:style-name="ce1">
            <text:p>8,261909467</text:p>
          </table:table-cell>
          <table:table-cell office:value-type="float" office:value="0.33296696384309288" table:formula="of:=[.D7]/[.B7]" table:style-name="ce1">
            <text:p>0,33296696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formula="of:=[.B7]*2" table:style-name="ce1">
            <text:p>16</text:p>
          </table:table-cell>
          <table:table-cell office:value-type="float" office:value="13673931" table:formula="of:=['16_threads'.D6]" table:style-name="ce2">
            <text:p>13673931</text:p>
          </table:table-cell>
          <table:table-cell office:value-type="float" office:value="5.3050949010200501" table:formula="of:=[.C3]/[.C8]" table:style-name="ce1">
            <text:p>5,305094901</text:p>
          </table:table-cell>
          <table:table-cell office:value-type="float" office:value="16.45441535795376" table:formula="of:=[.C4]/[.C8]" table:style-name="ce1">
            <text:p>16,45441536</text:p>
          </table:table-cell>
          <table:table-cell office:value-type="float" office:value="0.33156843131375313" table:formula="of:=[.D8]/[.B8]" table:style-name="ce1">
            <text:p>0,33156843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table:formula="of:=[.B8]*2" table:style-name="ce1">
            <text:p>32</text:p>
          </table:table-cell>
          <table:table-cell office:value-type="float" office:value="8126842.125" table:formula="of:=['32_threads'.D6]" table:style-name="ce2">
            <text:p>8126842</text:p>
          </table:table-cell>
          <table:table-cell office:value-type="float" office:value="8.9261610486865468" table:formula="of:=[.C3]/[.C9]" table:style-name="ce1">
            <text:p>8,926161049</text:p>
          </table:table-cell>
          <table:table-cell office:value-type="float" office:value="27.685604911391088" table:formula="of:=[.C4]/[.C9]" table:style-name="ce1">
            <text:p>27,68560491</text:p>
          </table:table-cell>
          <table:table-cell office:value-type="float" office:value="0.27894253277145459" table:formula="of:=[.D9]/[.B9]" table:style-name="ce1">
            <text:p>0,27894253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4" table:formula="of:=[.B9]*2" table:style-name="ce1">
            <text:p>64</text:p>
          </table:table-cell>
          <table:table-cell office:value-type="float" office:value="4916363.25" table:formula="of:=['64_threads'.D6]" table:style-name="ce2">
            <text:p>4916363</text:p>
          </table:table-cell>
          <table:table-cell office:value-type="float" office:value="14.755114285951104" table:formula="of:=[.C3]/[.C10]" table:style-name="ce1">
            <text:p>14,75511429</text:p>
          </table:table-cell>
          <table:table-cell office:value-type="float" office:value="45.764832419573551" table:formula="of:=[.C4]/[.C10]" table:style-name="ce1">
            <text:p>45,76483242</text:p>
          </table:table-cell>
          <table:table-cell office:value-type="float" office:value="0.23054866071798599" table:formula="of:=[.D10]/[.B10]" table:style-name="ce1">
            <text:p>0,23054866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8" table:formula="of:=[.B10]*2" table:style-name="ce1">
            <text:p>128</text:p>
          </table:table-cell>
          <table:table-cell office:value-type="float" office:value="4010673.25" table:formula="of:=['128_threads'.D6]" table:style-name="ce2">
            <text:p>4010673</text:p>
          </table:table-cell>
          <table:table-cell office:value-type="float" office:value="18.087113335647576" table:formula="of:=[.C3]/[.C11]" table:style-name="ce1">
            <text:p>18,08711334</text:p>
          </table:table-cell>
          <table:table-cell office:value-type="float" office:value="56.099444214260039" table:formula="of:=[.C4]/[.C11]" table:style-name="ce1">
            <text:p>56,09944421</text:p>
          </table:table-cell>
          <table:table-cell office:value-type="float" office:value="0.14130557293474669" table:formula="of:=[.D11]/[.B11]" table:style-name="ce1">
            <text:p>0,141305573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de" table:cell-range-address="1_thread.$A$1:1_thread.$A$10" table:base-cell-address="1_thread.$A$1"/>
        <table:named-range table:name="de_de" table:cell-range-address="2_threads.$A$1:2_threads.$A$10" table:base-cell-address="2_thread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09</meta:generator>
    <meta:initial-creator>ORLANDO LEOMBRUNI</meta:initial-creator>
    <dc:creator>ORLANDO LEOMBRUNI</dc:creator>
    <meta:creation-date>2018-07-22T20:25:33Z</meta:creation-date>
    <dc:date>2018-07-22T21:37:43Z</dc:date>
  </office:meta>
</office:document-meta>
</file>